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374ad" officeooo:paragraph-rsid="000374ad"/>
    </style:style>
    <style:style style:name="P2" style:family="paragraph" style:parent-style-name="Standard">
      <style:text-properties officeooo:rsid="000374ad" officeooo:paragraph-rsid="000374ad"/>
    </style:style>
    <style:style style:name="P3" style:family="paragraph" style:parent-style-name="Standard">
      <style:text-properties fo:font-size="15pt" officeooo:rsid="000374ad" officeooo:paragraph-rsid="000374ad" style:font-size-asian="15pt" style:font-size-complex="15pt"/>
    </style:style>
    <style:style style:name="P4" style:family="paragraph" style:parent-style-name="Standard">
      <style:text-properties fo:font-weight="bold" officeooo:rsid="000374ad" officeooo:paragraph-rsid="000374ad" style:font-weight-asian="bold" style:font-weight-complex="bold"/>
    </style:style>
    <style:style style:name="P5" style:family="paragraph" style:parent-style-name="Standard" style:list-style-name="L1">
      <style:text-properties officeooo:rsid="000374ad" officeooo:paragraph-rsid="000374ad"/>
    </style:style>
    <style:style style:name="P6" style:family="paragraph" style:parent-style-name="Standard" style:list-style-name="L1">
      <style:text-properties officeooo:rsid="0007201e" officeooo:paragraph-rsid="0007201e"/>
    </style:style>
    <style:style style:name="P7" style:family="paragraph" style:parent-style-name="Standard">
      <style:text-properties officeooo:rsid="0007201e" officeooo:paragraph-rsid="0007201e"/>
    </style:style>
    <style:style style:name="P8" style:family="paragraph" style:parent-style-name="Standard">
      <style:text-properties officeooo:rsid="000823db" officeooo:paragraph-rsid="000823db"/>
    </style:style>
    <style:style style:name="P9" style:family="paragraph" style:parent-style-name="Standard" style:list-style-name="L2">
      <style:text-properties officeooo:rsid="000823db" officeooo:paragraph-rsid="000823db"/>
    </style:style>
    <style:style style:name="T1" style:family="text">
      <style:text-properties officeooo:rsid="00053860"/>
    </style:style>
    <style:style style:name="T2" style:family="text">
      <style:text-properties officeooo:rsid="0007201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3">Projekt Patientenverwaltungs-Software</text:p>
      <text:p text:style-name="P2"/>
      <text:p text:style-name="P2"/>
      <text:p text:style-name="P4">Feature List:</text:p>
      <text:p text:style-name="P2"/>
      <text:list xml:id="list3934384263720537220" text:style-name="L1">
        <text:list-item>
          <text:p text:style-name="P5">Patienten neu anlegen</text:p>
        </text:list-item>
        <text:list-item>
          <text:p text:style-name="P5">Patienten der existiert übernehmen</text:p>
        </text:list-item>
        <text:list-item>
          <text:p text:style-name="P5">Patienten verwalten</text:p>
        </text:list-item>
        <text:list-item>
          <text:p text:style-name="P5">Patienten in die Warteliste, <text:span text:style-name="T1">eventuell mit Prioritäten,</text:span> einfüge<text:span text:style-name="T2">n</text:span></text:p>
        </text:list-item>
        <text:list-item>
          <text:p text:style-name="P6">Kalender, für Termine der Patienten</text:p>
        </text:list-item>
        <text:list-item>
          <text:p text:style-name="P6">Rezepte/Überweisungen erstellen</text:p>
        </text:list-item>
      </text:list>
      <text:p text:style-name="P7"/>
      <text:p text:style-name="P7"/>
      <text:p text:style-name="P7"/>
      <text:p text:style-name="P8">07.05.2015:</text:p>
      <text:list xml:id="list8706765233436795965" text:style-name="L2">
        <text:list-item>
          <text:p text:style-name="P9">Erste Versuche zur Visualisierung von unserem Projekt „Patientenverwaltung“</text:p>
        </text:list-item>
        <text:list-item>
          <text:p text:style-name="P9">Klasse Patient mit den Attributen Vor-/ und Nachname, Adresse, Krankheit und Geburtsdatum</text:p>
        </text:list-item>
        <text:list-item>
          <text:p text:style-name="P9">Erstellen des Menüs mit Speicher-Option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pt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40.94pt" style:type="center"/>
          <style:tab-stop style:position="481.89pt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MP1" style:family="paragraph" style:parent-style-name="Header">
      <style:text-properties officeooo:rsid="000374ad" officeooo:paragraph-rsid="000374ad"/>
    </style:style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>
        <style:header-footer-properties fo:min-height="0pt" fo:margin-left="0pt" fo:margin-right="0pt" fo:margin-bottom="14.14pt"/>
      </style:header-style>
      <style:footer-style/>
    </style:page-layout>
  </office:automatic-styles>
  <office:master-styles>
    <style:master-page style:name="Standard" style:page-layout-name="Mpm1">
      <style:header>
        <text:p text:style-name="MP1">Q11/2 Informatik<text:tab/> <text:s text:c="42"/>Projekt: Adler Lorenz, Felix, Julian Wik, Jonas Ellinge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30T08:40:21.144000000</meta:creation-date>
    <dc:date>2015-05-07T08:51:22.914000000</dc:date>
    <meta:editing-duration>PT11M3S</meta:editing-duration>
    <meta:editing-cycles>4</meta:editing-cycles>
    <meta:generator>LibreOffice/4.3.6.2$Windows_x86 LibreOffice_project/d50a87b2e514536ed401c18000dad4660b6a169e</meta:generator>
    <meta:document-statistic meta:table-count="0" meta:image-count="0" meta:object-count="0" meta:page-count="1" meta:paragraph-count="13" meta:word-count="73" meta:character-count="594" meta:non-whitespace-character-count="499"/>
  </office:meta>
</office:document-meta>
</file>